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5E0000036A698B40A4B960DB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0.265cm" fo:min-width="1.571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0.186cm" svg:x="0.961cm" svg:y="9.748cm">
          <draw:image xlink:href="Pictures/100002010000065E0000036A698B40A4B960DB97.png" xlink:type="simple" xlink:show="embed" xlink:actuate="onLoad">
            <text:p/>
          </draw:image>
        </draw:frame>
        <draw:custom-shape draw:style-name="gr2" draw:text-style-name="P2" draw:layer="layout" svg:width="2.999cm" svg:height="0.799cm" svg:x="2.7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7:16:26.654000000</meta:creation-date>
    <dc:date>2016-09-16T17:18:00.763000000</dc:date>
    <meta:editing-duration>PT1M34S</meta:editing-duration>
    <meta:editing-cycles>1</meta:editing-cycles>
    <meta:document-statistic meta:object-count="2"/>
    <meta:generator>LibreOffice/5.1.4.2$Windows_X86_64 LibreOffice_project/f99d75f39f1c57ebdd7ffc5f42867c12031db97a</meta:generator>
  </office:meta>
</office:document-meta>
</file>